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a89e" officeooo:paragraph-rsid="0001a89e"/>
    </style:style>
    <style:style style:name="P2" style:family="paragraph" style:parent-style-name="Standard">
      <style:text-properties officeooo:rsid="0001a89e" officeooo:paragraph-rsid="00034a06"/>
    </style:style>
    <style:style style:name="P3" style:family="paragraph" style:parent-style-name="Standard">
      <style:text-properties officeooo:rsid="0001a89e" officeooo:paragraph-rsid="00054d55"/>
    </style:style>
    <style:style style:name="P4" style:family="paragraph" style:parent-style-name="Standard">
      <style:text-properties officeooo:rsid="0001a89e" officeooo:paragraph-rsid="000a7e40"/>
    </style:style>
    <style:style style:name="P5" style:family="paragraph" style:parent-style-name="Standard">
      <style:text-properties officeooo:rsid="0001a89e" officeooo:paragraph-rsid="000ce69f"/>
    </style:style>
    <style:style style:name="P6" style:family="paragraph" style:parent-style-name="Standard">
      <style:text-properties officeooo:rsid="0001a89e" officeooo:paragraph-rsid="000f2d87"/>
    </style:style>
    <style:style style:name="P7" style:family="paragraph" style:parent-style-name="Standard">
      <style:text-properties officeooo:rsid="0001a89e" officeooo:paragraph-rsid="00160c35"/>
    </style:style>
    <style:style style:name="P8" style:family="paragraph" style:parent-style-name="Standard">
      <style:text-properties officeooo:rsid="0001a89e" officeooo:paragraph-rsid="0018c2ea"/>
    </style:style>
    <style:style style:name="P9" style:family="paragraph" style:parent-style-name="Standard">
      <style:text-properties officeooo:rsid="0001a89e" officeooo:paragraph-rsid="001c82e9"/>
    </style:style>
    <style:style style:name="P10" style:family="paragraph" style:parent-style-name="Standard">
      <style:text-properties officeooo:rsid="0001a89e" officeooo:paragraph-rsid="001daa5c"/>
    </style:style>
    <style:style style:name="P11" style:family="paragraph" style:parent-style-name="Standard">
      <style:text-properties officeooo:rsid="0001a89e" officeooo:paragraph-rsid="0036ea41"/>
    </style:style>
    <style:style style:name="P12" style:family="paragraph" style:parent-style-name="Standard">
      <style:text-properties officeooo:rsid="00054d55" officeooo:paragraph-rsid="00054d55"/>
    </style:style>
    <style:style style:name="P13" style:family="paragraph" style:parent-style-name="Standard">
      <style:text-properties officeooo:rsid="00054d55" officeooo:paragraph-rsid="000ce69f"/>
    </style:style>
    <style:style style:name="P14" style:family="paragraph" style:parent-style-name="Standard">
      <style:text-properties fo:font-weight="bold" officeooo:rsid="0001a89e" officeooo:paragraph-rsid="0001a89e" style:font-weight-asian="bold" style:font-weight-complex="bold"/>
    </style:style>
    <style:style style:name="P15" style:family="paragraph" style:parent-style-name="Standard">
      <style:text-properties fo:font-weight="bold" officeooo:rsid="001f19e3" officeooo:paragraph-rsid="001f19e3" style:font-weight-asian="bold" style:font-weight-complex="bold"/>
    </style:style>
    <style:style style:name="P16" style:family="paragraph" style:parent-style-name="Standard">
      <style:text-properties fo:font-weight="bold" officeooo:rsid="0023b7a3" officeooo:paragraph-rsid="0023b7a3" style:font-weight-asian="bold" style:font-weight-complex="bold"/>
    </style:style>
    <style:style style:name="P17" style:family="paragraph" style:parent-style-name="Standard">
      <style:text-properties officeooo:rsid="000f2d87" officeooo:paragraph-rsid="000f2d87"/>
    </style:style>
    <style:style style:name="P18" style:family="paragraph" style:parent-style-name="Standard">
      <style:text-properties officeooo:rsid="00160c35" officeooo:paragraph-rsid="00160c35"/>
    </style:style>
    <style:style style:name="P19" style:family="paragraph" style:parent-style-name="Standard">
      <style:text-properties officeooo:rsid="00160c35" officeooo:paragraph-rsid="0018c2ea"/>
    </style:style>
    <style:style style:name="P20" style:family="paragraph" style:parent-style-name="Standard">
      <style:text-properties officeooo:rsid="001c82e9" officeooo:paragraph-rsid="001daa5c"/>
    </style:style>
    <style:style style:name="P21" style:family="paragraph" style:parent-style-name="Standard">
      <style:text-properties officeooo:rsid="001c98da" officeooo:paragraph-rsid="001c98da"/>
    </style:style>
    <style:style style:name="P22" style:family="paragraph" style:parent-style-name="Standard">
      <style:text-properties fo:font-weight="normal" officeooo:rsid="001f19e3" officeooo:paragraph-rsid="001f19e3" style:font-weight-asian="normal" style:font-weight-complex="normal"/>
    </style:style>
    <style:style style:name="P23" style:family="paragraph" style:parent-style-name="Standard">
      <style:text-properties fo:font-weight="normal" officeooo:rsid="001f19e3" officeooo:paragraph-rsid="0020784c" style:font-weight-asian="normal" style:font-weight-complex="normal"/>
    </style:style>
    <style:style style:name="P24" style:family="paragraph" style:parent-style-name="Standard">
      <style:text-properties fo:font-weight="normal" officeooo:rsid="001f19e3" officeooo:paragraph-rsid="00222afc" style:font-weight-asian="normal" style:font-weight-complex="normal"/>
    </style:style>
    <style:style style:name="P25" style:family="paragraph" style:parent-style-name="Standard">
      <style:text-properties fo:font-weight="normal" officeooo:rsid="0020784c" officeooo:paragraph-rsid="0020784c" style:font-weight-asian="normal" style:font-weight-complex="normal"/>
    </style:style>
    <style:style style:name="P26" style:family="paragraph" style:parent-style-name="Standard">
      <style:text-properties fo:font-weight="normal" officeooo:rsid="002627e1" officeooo:paragraph-rsid="002627e1" style:font-weight-asian="normal" style:font-weight-complex="normal"/>
    </style:style>
    <style:style style:name="P27" style:family="paragraph" style:parent-style-name="Standard">
      <style:text-properties fo:font-weight="normal" officeooo:rsid="0030f64b" officeooo:paragraph-rsid="0030f64b" style:font-weight-asian="normal" style:font-weight-complex="normal"/>
    </style:style>
    <style:style style:name="P28" style:family="paragraph" style:parent-style-name="Standard">
      <style:text-properties fo:font-weight="normal" officeooo:rsid="00342482" officeooo:paragraph-rsid="00342482" style:font-weight-asian="normal" style:font-weight-complex="normal"/>
    </style:style>
    <style:style style:name="P29" style:family="paragraph" style:parent-style-name="Standard">
      <style:text-properties fo:font-weight="normal" officeooo:rsid="00342482" officeooo:paragraph-rsid="003a1bd5" style:font-weight-asian="normal" style:font-weight-complex="normal"/>
    </style:style>
    <style:style style:name="P30" style:family="paragraph" style:parent-style-name="Standard">
      <style:text-properties fo:font-weight="normal" officeooo:rsid="00342482" officeooo:paragraph-rsid="003d77d9" style:font-weight-asian="normal" style:font-weight-complex="normal"/>
    </style:style>
    <style:style style:name="P31" style:family="paragraph" style:parent-style-name="Standard">
      <style:text-properties fo:font-weight="normal" officeooo:rsid="00342482" officeooo:paragraph-rsid="0042f256" style:font-weight-asian="normal" style:font-weight-complex="normal"/>
    </style:style>
    <style:style style:name="P32" style:family="paragraph" style:parent-style-name="Standard">
      <style:text-properties fo:font-weight="normal" officeooo:rsid="00410465" officeooo:paragraph-rsid="00410465" style:font-weight-asian="normal" style:font-weight-complex="normal"/>
    </style:style>
    <style:style style:name="P33" style:family="paragraph" style:parent-style-name="Standard">
      <style:text-properties fo:font-weight="normal" officeooo:rsid="0042f256" officeooo:paragraph-rsid="0042f256" style:font-weight-asian="normal" style:font-weight-complex="normal"/>
    </style:style>
    <style:style style:name="P34" style:family="paragraph" style:parent-style-name="Standard">
      <style:paragraph-properties fo:break-before="page"/>
      <style:text-properties officeooo:rsid="0001a89e" officeooo:paragraph-rsid="0018c2ea"/>
    </style:style>
    <style:style style:name="P35" style:family="paragraph" style:parent-style-name="Standard">
      <style:paragraph-properties fo:break-before="page"/>
      <style:text-properties fo:font-weight="normal" officeooo:rsid="00410465" officeooo:paragraph-rsid="00410465" style:font-weight-asian="normal" style:font-weight-complex="normal"/>
    </style:style>
    <style:style style:name="P36" style:family="paragraph" style:parent-style-name="Standard">
      <style:text-properties officeooo:rsid="0001a89e" officeooo:paragraph-rsid="0036ea41"/>
    </style:style>
    <style:style style:name="P37" style:family="paragraph" style:parent-style-name="Standard">
      <style:text-properties fo:font-weight="normal" officeooo:rsid="002627e1" officeooo:paragraph-rsid="003d77d9" style:font-weight-asian="normal" style:font-weight-complex="normal"/>
    </style:style>
    <style:style style:name="P38" style:family="paragraph" style:parent-style-name="Standard">
      <style:text-properties fo:font-weight="normal" officeooo:rsid="0001a89e" officeooo:paragraph-rsid="0042f256" style:font-weight-asian="normal" style:font-weight-complex="normal"/>
    </style:style>
    <style:style style:name="P39" style:family="paragraph" style:parent-style-name="Standard">
      <style:text-properties fo:font-weight="bold" officeooo:rsid="0001a89e" officeooo:paragraph-rsid="0001a89e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48fae1" officeooo:paragraph-rsid="0048fae1" style:font-size-asian="16pt" style:font-weight-asian="bold" style:font-size-complex="16pt" style:font-weight-complex="bold"/>
    </style:style>
    <style:style style:name="T1" style:family="text">
      <style:text-properties officeooo:rsid="0001a89e"/>
    </style:style>
    <style:style style:name="T2" style:family="text">
      <style:text-properties officeooo:rsid="00034a06"/>
    </style:style>
    <style:style style:name="T3" style:family="text">
      <style:text-properties officeooo:rsid="00054d55"/>
    </style:style>
    <style:style style:name="T4" style:family="text">
      <style:text-properties officeooo:rsid="000a7e40"/>
    </style:style>
    <style:style style:name="T5" style:family="text">
      <style:text-properties officeooo:rsid="000ce69f"/>
    </style:style>
    <style:style style:name="T6" style:family="text">
      <style:text-properties officeooo:rsid="0011a594"/>
    </style:style>
    <style:style style:name="T7" style:family="text">
      <style:text-properties officeooo:rsid="00160c35"/>
    </style:style>
    <style:style style:name="T8" style:family="text">
      <style:text-properties officeooo:rsid="0018c2ea"/>
    </style:style>
    <style:style style:name="T9" style:family="text">
      <style:text-properties officeooo:rsid="001c82e9"/>
    </style:style>
    <style:style style:name="T10" style:family="text">
      <style:text-properties officeooo:rsid="001daa5c"/>
    </style:style>
    <style:style style:name="T11" style:family="text">
      <style:text-properties officeooo:rsid="0020784c"/>
    </style:style>
    <style:style style:name="T12" style:family="text">
      <style:text-properties officeooo:rsid="00222afc"/>
    </style:style>
    <style:style style:name="T13" style:family="text">
      <style:text-properties officeooo:rsid="00274edc"/>
    </style:style>
    <style:style style:name="T14" style:family="text">
      <style:text-properties officeooo:rsid="002920df"/>
    </style:style>
    <style:style style:name="T15" style:family="text">
      <style:text-properties officeooo:rsid="0036ea41"/>
    </style:style>
    <style:style style:name="T16" style:family="text">
      <style:text-properties officeooo:rsid="003a1bd5"/>
    </style:style>
    <style:style style:name="T17" style:family="text">
      <style:text-properties officeooo:rsid="003d77d9"/>
    </style:style>
    <style:style style:name="T18" style:family="text">
      <style:text-properties officeooo:rsid="0042f2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FinalChartStructure Project</text:p>
      <text:p text:style-name="P14"/>
      <text:p text:style-name="P14">plot.data:</text:p>
      <text:p text:style-name="P1"/>
      <text:p text:style-name="P1"><text:bookmark-start text:name="__DdeLink__4_502535290"/>1. AxisData: Tengely kirajzolásához szükséges adatokat tároló osztály.</text:p>
      <text:p text:style-name="P11"><text:bookmark-start text:name="__DdeLink__1_502535290"/><text:tab/><text:bookmark-start text:name="__DdeLink__9_502535290"/>- Tárolt adat<text:span text:style-name="T15">(</text:span>ok<text:span text:style-name="T15">)</text:span>:</text:p>
      <text:p text:style-name="P2"><text:tab/><text:tab/>a, TitleData*: Tengely cím<text:span text:style-name="T4">ének</text:span> adatai<text:span text:style-name="T4">t tárolja</text:span></text:p>
      <text:p text:style-name="P1"><text:tab/><text:tab/>b, LabelData*: <text:span text:style-name="T3">Felosztáshoz tartozó címke adatait tárolja</text:span></text:p>
      <text:p text:style-name="P1"><text:tab/><text:tab/>c, majorStep (double): A nagy felosztás léptéke</text:p>
      <text:p text:style-name="P1"><text:tab/><text:tab/>d, minorStep <text:span text:style-name="T2">(double)</text:span>: A kis felosztás léptéke</text:p>
      <text:p text:style-name="P1"><text:tab/><text:tab/>e, LineData*: Tengely vonal<text:span text:style-name="T4">ának</text:span> adatai<text:bookmark-end text:name="__DdeLink__1_502535290"/><text:span text:style-name="T4">t tárolja</text:span><text:bookmark-end text:name="__DdeLink__9_502535290"/><text:bookmark-end text:name="__DdeLink__4_502535290"/></text:p>
      <text:p text:style-name="P1"/>
      <text:p text:style-name="P12"><text:bookmark-start text:name="__DdeLink__7_502535290"/>2. BorderData: <text:span text:style-name="T4">Grafikon köré rajzolt keret adatait tároló osztály</text:span></text:p>
      <text:p text:style-name="P11"><text:tab/>- Tárolt adat<text:span text:style-name="T15">(</text:span>ok<text:span text:style-name="T15">)</text:span>:</text:p>
      <text:p text:style-name="P3"><text:tab/><text:tab/>a, <text:span text:style-name="T3">List&lt;EWNS&gt;</text:span>: <text:span text:style-name="T3">Enum segítségével tárolja a kívánt keret oldalait (égtájak szerint)</text:span></text:p>
      <text:p text:style-name="P3"><text:tab/><text:tab/>b, LineData*: <text:span text:style-name="T4">Keret vonalának adatait tárolja</text:span><text:bookmark-end text:name="__DdeLink__7_502535290"/></text:p>
      <text:p text:style-name="P3"/>
      <text:p text:style-name="P4"><text:span text:style-name="T4">3</text:span>. DataSeries: <text:span text:style-name="T4">Ábrázolni kívánt adatokat tároló osztály</text:span></text:p>
      <text:p text:style-name="P11"><text:bookmark-start text:name="__DdeLink__1_5025352901"/><text:tab/>- Tárolt adat<text:span text:style-name="T15">(</text:span>ok<text:span text:style-name="T15">)</text:span>:</text:p>
      <text:p text:style-name="P4"><text:tab/><text:tab/>a, <text:span text:style-name="T4">name</text:span>: <text:span text:style-name="T4">Adatsor elnevezése</text:span></text:p>
      <text:p text:style-name="P4"><text:tab/><text:tab/>b, <text:span text:style-name="T4">samplingFreq</text:span>: <text:span text:style-name="T4">Mintavételezési frekvencia</text:span></text:p>
      <text:p text:style-name="P4"><text:tab/><text:tab/>c, <text:span text:style-name="T4">data[]</text:span> (double): <text:span text:style-name="T4">Ábrázolni kívánt adatokat tárolja</text:span></text:p>
      <text:p text:style-name="P4"><text:tab/><text:tab/>d, timeWindow: <text:span text:style-name="T4">Adatok mérésének időintervalluma</text:span></text:p>
      <text:p text:style-name="P4"><text:tab/><text:tab/>e, <text:span text:style-name="T4">startTime</text:span>: <text:bookmark-end text:name="__DdeLink__1_5025352901"/><text:span text:style-name="T4">Mérés kezdetének időpontja</text:span></text:p>
      <text:p text:style-name="P4"><text:tab/><text:tab/><text:span text:style-name="T4">f, LineData*: Adatsor vonalának adatait tárolja</text:span></text:p>
      <text:p text:style-name="P4"><text:tab/><text:tab/><text:span text:style-name="T4">g, maxValue: data[] tömb legnagyobb értéke</text:span></text:p>
      <text:p text:style-name="P4"><text:tab/><text:tab/><text:span text:style-name="T4">h, minValue: data[] tömb legkisebb értéke</text:span></text:p>
      <text:p text:style-name="P4"/>
      <text:p text:style-name="P13"><text:span text:style-name="T5">4</text:span>. <text:span text:style-name="T5">GridLineData</text:span>: <text:span text:style-name="T4">Grafikon gridline adatait tároló osztály</text:span></text:p>
      <text:p text:style-name="P11"><text:tab/>- Tárolt adat<text:span text:style-name="T15">(</text:span>ok<text:span text:style-name="T15">)</text:span>:</text:p>
      <text:p text:style-name="P5"><text:tab/><text:tab/>a, <text:span text:style-name="T3">List&lt;Direction&gt;</text:span>: <text:span text:style-name="T3">Enum segítségével tárolja, hogy milyen gridline-t szeretnénk berajzolni <text:tab/><text:tab/><text:tab/><text:tab/><text:tab/><text:tab/> <text:s text:c="3"/>(Horizontal, Vertical)</text:span></text:p>
      <text:p text:style-name="P5"/>
      <text:p text:style-name="P17">5. LabelData: <text:span text:style-name="T6">Tengely felosztásához tartozó feliratok adatait írja le</text:span></text:p>
      <text:p text:style-name="P11"><text:bookmark-start text:name="__DdeLink__11_502535290"/><text:tab/>- Tárolt adat<text:span text:style-name="T15">(</text:span>ok<text:span text:style-name="T15">)</text:span>::</text:p>
      <text:p text:style-name="P6"><text:tab/><text:tab/>a, <text:bookmark-start text:name="__DdeLink__26_502535290"/><text:span text:style-name="T6">font</text:span>: <text:span text:style-name="T6">Felosztáshoz tartozó Font</text:span><text:bookmark-end text:name="__DdeLink__26_502535290"/></text:p>
      <text:p text:style-name="P6"><text:tab/><text:tab/>b, <text:span text:style-name="T6">decimals</text:span>: <text:span text:style-name="T6">Megadja, hogy hány helyiértéket ábrázoljunk</text:span><text:bookmark-end text:name="__DdeLink__11_502535290"/></text:p>
      <text:p text:style-name="P5"/>
      <text:p text:style-name="P18"><text:bookmark-start text:name="__DdeLink__16_502535290"/>6. LegendData: A Legend adatait tároló osztály</text:p>
      <text:p text:style-name="P11"><text:tab/>- Tárolt adat<text:span text:style-name="T15">(</text:span>ok<text:span text:style-name="T15">)</text:span>:</text:p>
      <text:p text:style-name="P7"><text:tab/><text:tab/>a, LineData*: <text:bookmark-start text:name="__DdeLink__13_502535290"/><text:span text:style-name="T7">Jelmagyarázat vonalainak adatait tárolja</text:span><text:bookmark-end text:name="__DdeLink__13_502535290"/></text:p>
      <text:p text:style-name="P7"><text:tab/><text:tab/>b, <text:span text:style-name="T7">TitleData*</text:span>: <text:span text:style-name="T7">Jelmagyarázat feliratának adatait tárolja</text:span><text:bookmark-end text:name="__DdeLink__16_502535290"/></text:p>
      <text:p text:style-name="P7"/>
      <text:p text:style-name="P19"><text:span text:style-name="T8">7</text:span>. <text:span text:style-name="T8">LineData</text:span>: <text:span text:style-name="T8">Ábrázolni kívánt vonal adatokat tárol</text:span></text:p>
      <text:p text:style-name="P11"><text:tab/><text:bookmark-start text:name="__DdeLink__19_502535290"/>- Tárolt adat<text:span text:style-name="T15">(</text:span>ok<text:span text:style-name="T15">)</text:span>:</text:p>
      <text:p text:style-name="P8"><text:tab/><text:tab/>a, <text:span text:style-name="T8">width: A vonal szélessége</text:span></text:p>
      <text:p text:style-name="P8"><text:tab/><text:tab/>b, <text:bookmark-start text:name="__DdeLink__21_502535290"/><text:span text:style-name="T8">color</text:span>: <text:span text:style-name="T8">A vonal színe (Color osztály)</text:span><text:bookmark-end text:name="__DdeLink__21_502535290"/></text:p>
      <text:p text:style-name="P8"><text:tab/><text:tab/><text:span text:style-name="T8">c, Type: Enum segítségével tárolja, hogy milyen típusú vonalat szeretnénk ábrázolni<text:tab/><text:tab/><text:tab/><text:tab/> <text:s text:c="5"/>(SOLID, DASH, DOT_LINE) </text:span><text:bookmark-end text:name="__DdeLink__19_502535290"/></text:p>
      <text:p text:style-name="P8"/>
      <text:p text:style-name="P34"/>
      <text:p text:style-name="P20">8. MarkerData: Marker adatokat tárol (nincs használva)</text:p>
      <text:p text:style-name="P11"><text:tab/>- Tárolt adat(ok):</text:p>
      <text:p text:style-name="P9"><text:tab/><text:tab/>a, <text:span text:style-name="T9">size (double): A marker méretét írja le</text:span></text:p>
      <text:p text:style-name="P9"><text:tab/><text:tab/>b, <text:span text:style-name="T9">shape</text:span>: <text:span text:style-name="T9">Marker típusát adja meg (Shape osztály)</text:span></text:p>
      <text:p text:style-name="P9"><text:tab/><text:tab/><text:span text:style-name="T8">c, color</text:span>: <text:span text:style-name="T8">A vonal színe (Color osztály)</text:span></text:p>
      <text:p text:style-name="P9"/>
      <text:p text:style-name="P21">9. TitleData: <text:span text:style-name="T10">Megjelenített szöveg adatait tárolja</text:span></text:p>
      <text:p text:style-name="P10"><text:tab/>- Tárolt adat<text:span text:style-name="T15">(</text:span>ok<text:span text:style-name="T15">)</text:span>:</text:p>
      <text:p text:style-name="P10"><text:tab/><text:tab/>a, <text:span text:style-name="T10">value (String): Szöveg tartalma</text:span></text:p>
      <text:p text:style-name="P10"><text:tab/><text:tab/>b, <text:span text:style-name="T6">font</text:span>: <text:span text:style-name="T10">Szöveghez tartozó Font</text:span></text:p>
      <text:p text:style-name="P9"/>
      <text:p text:style-name="P15">plot.utils:</text:p>
      <text:p text:style-name="P15"/>
      <text:p text:style-name="P22">1. RandomDataUtil: Szabályozhatóan véletlen adatokat generáló osztály (teszteléshez)</text:p>
      <text:p text:style-name="P22"><text:tab/><text:bookmark-start text:name="__DdeLink__30_502535290"/>- Függvény(ek):</text:p>
      <text:p text:style-name="P22"><text:tab/><text:tab/>a, getRandomData() : float[] - Véletlen adatokat generál<text:bookmark-end text:name="__DdeLink__30_502535290"/></text:p>
      <text:p text:style-name="P22"/>
      <text:p text:style-name="P25">2. VisualUtility: A koordináta tengelyek felosztásainak koordinátáit generálja le</text:p>
      <text:p text:style-name="P23"><text:tab/>- Függvény(ek):</text:p>
      <text:p text:style-name="P23"><text:tab/><text:tab/><text:bookmark-start text:name="__DdeLink__32_502535290"/>a, xTickCoordinateGenerator() : ArrayList&lt;Double&gt; - <text:span text:style-name="T11">X koordinátákat generál</text:span><text:bookmark-end text:name="__DdeLink__32_502535290"/></text:p>
      <text:p text:style-name="P24"><text:tab/><text:tab/><text:span text:style-name="T12">b</text:span>, <text:span text:style-name="T12">y</text:span>TickCoordinateGenerator() : ArrayList&lt;Double&gt; - <text:span text:style-name="T12">Y koordinátákat generál</text:span></text:p>
      <text:p text:style-name="P24"/>
      <text:p text:style-name="P16">plot.view:</text:p>
      <text:p text:style-name="P16"/>
      <text:p text:style-name="P26">1. Axis <text:span text:style-name="T14">(extends Group)</text:span>: <text:span text:style-name="T13">Tengely (1 db) kirajzolásáért felelős osztály</text:span></text:p>
      <text:p text:style-name="P26"><text:tab/><text:bookmark-start text:name="__DdeLink__36_502535290"/>- <text:span text:style-name="T13">Függvény(ek):</text:span><text:bookmark-end text:name="__DdeLink__36_502535290"/></text:p>
      <text:p text:style-name="P26"><text:tab/><text:tab/><text:span text:style-name="T13">a, Konstruktor: <text:s/>Létrehozza a tengely vonalat, hozzáadja a tickline-okat és a felirataikat is, <text:tab/><text:tab/><text:tab/><text:tab/><text:tab/> <text:s text:c="4"/>illetve beállítja a Listener-öket</text:span></text:p>
      <text:p text:style-name="P26"><text:tab/><text:tab/><text:span text:style-name="T14">b, bind: Tetszóleges propertykhez bind-olja a tengelyvonal koordinátáit</text:span></text:p>
      <text:p text:style-name="P26"/>
      <text:p text:style-name="P27">2. Chart (extends BorderPane): Külső BorderPane tárolja a belső BorderPane-t és az abban levő <text:tab/><text:tab/><text:tab/><text:tab/><text:tab/><text:tab/><text:tab/> PlotGroup-ot is. Ehhez az osztályhoz tartoznak a user által használt <text:tab/><text:tab/><text:tab/><text:tab/><text:tab/><text:tab/><text:tab/> chain függvények, amelyek beállítják a grafikon tulajdonságait, <text:tab/><text:tab/><text:tab/><text:tab/><text:tab/><text:tab/><text:tab/><text:tab/> illetve a build függvény ami felépíti a grafikont</text:p>
      <text:p text:style-name="P27"/>
      <text:p text:style-name="P28">3. FigureContainer (extends BorderPane): Belső BorderPane, ennek a centerében található a <text:tab/><text:tab/><text:tab/><text:tab/><text:tab/><text:tab/><text:tab/><text:tab/><text:tab/><text:tab/> <text:s text:c="4"/>grafikon</text:p>
      <text:p text:style-name="P29"><text:span text:style-name="T1"><text:tab/>-</text:span><text:bookmark-start text:name="__DdeLink__38_502535290"/><text:span text:style-name="T1"> Tárolt adat(ok):</text:span><text:bookmark-end text:name="__DdeLink__38_502535290"/></text:p>
      <text:p text:style-name="P29"><text:tab/><text:tab/><text:span text:style-name="T16">a, plotPane: Erre a Pane-re helyezzük a PlotGroup-ot (ez azért szükséges, mert a Group <text:tab/><text:tab/><text:tab/><text:tab/> <text:s text:c="5"/>nem méreteződik automatikusan a BorderPane segítségével)</text:span></text:p>
      <text:p text:style-name="P29"/>
      <text:p text:style-name="P37"><text:tab/>- Függvény(ek):</text:p>
      <text:p text:style-name="P30"><text:tab/><text:tab/><text:span text:style-name="T17">a, addPlot(): Ezzel lehet hozzáadni a PlotGroup-ot az osztály plotPane változójához</text:span></text:p>
      <text:p text:style-name="P30"/>
      <text:p text:style-name="P32">4. Legend (extends Group): Az ábrázolt DataSeries-ek alapján legenerálja a jelmagyarázatot</text:p>
      <text:p text:style-name="P32"/>
      <text:p text:style-name="P32">5. PlotGroup (extends Group): Egyszerű group kiegészítve custom Propertykkel (width, height), <text:tab/><text:tab/><text:tab/><text:tab/><text:tab/><text:tab/><text:tab/> hogy bind-olható legyen</text:p>
      <text:p text:style-name="P32"/>
      <text:p text:style-name="P35"/>
      <text:p text:style-name="P33">6. Series (extends Group): Legenerálja a DataSeries-ek PolyLine-jait, beállítja a Listenereket</text:p>
      <text:p text:style-name="P38"><text:tab/>- Tárolt adat(ok):</text:p>
      <text:p text:style-name="P31"><text:tab/><text:tab/><text:span text:style-name="T18">a, seriesLayoutY: Y szerinti eltolást tárolja el (azért szükséges, mert a JavaFX <text:tab/><text:tab/><text:tab/><text:tab/><text:tab/><text:tab/><text:tab/><text:tab/><text:tab/> layoutBound-jai katasztrofálisak)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0:18:04.411239587</meta:creation-date>
    <meta:generator>LibreOffice/6.0.7.3$Linux_X86_64 LibreOffice_project/00m0$Build-3</meta:generator>
    <dc:date>2019-08-21T12:41:43.017827632</dc:date>
    <meta:editing-duration>PT1H11M22S</meta:editing-duration>
    <meta:editing-cycles>31</meta:editing-cycles>
    <meta:document-statistic meta:table-count="0" meta:image-count="0" meta:object-count="0" meta:page-count="3" meta:paragraph-count="72" meta:word-count="509" meta:character-count="4066" meta:non-whitespace-character-count="3443"/>
  </office:meta>
</office:document-meta>
</file>